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0a24" officeooo:paragraph-rsid="001a0a24"/>
    </style:style>
    <style:style style:name="P2" style:family="paragraph" style:parent-style-name="Standard">
      <style:text-properties officeooo:rsid="001a0a24" officeooo:paragraph-rsid="001a0a24"/>
    </style:style>
    <style:style style:name="T1" style:family="text">
      <style:text-properties fo:font-variant="normal" fo:text-transform="none" fo:color="#13201d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13201d" style:font-name="Open Sans" fo:font-size="14pt" fo:letter-spacing="normal" fo:font-style="normal" fo:font-weight="bold"/>
    </style:style>
    <style:style style:name="T3" style:family="text">
      <style:text-properties fo:font-variant="normal" fo:text-transform="none" fo:color="#13201d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ILLVALUU</text:p>
      <text:p text:style-name="P1"/>
      <text:p text:style-name="P1">Python</text:p>
      <text:p text:style-name="P1"/>
      <text:p text:style-name="P1"><text:a xlink:type="simple" xlink:href="https://skillvalue.com/fr/certificate/6lhrOA3YxrBsg2ulxpWFC6w62Cwfm1ALWNVy2RYj0UEQw1NyzYKCjSOUzxRF" text:style-name="Internet_20_link" text:visited-style-name="Visited_20_Internet_20_Link">https://skillvalue.com/fr/certificate/6lhrOA3YxrBsg2ulxpWFC6w62Cwfm1ALWNVy2RYj0UEQw1NyzYKCjSOUzxRF</text:a></text:p>
      <text:p text:style-name="P1"/>
      <text:p text:style-name="P1"/>
      <text:p text:style-name="P1"/>
      <text:p text:style-name="P1"><text:span text:style-name="T1">1. Va sur ton profil LinkedIn</text:span><text:line-break/><text:span text:style-name="T1">2. Ajoute une nouvelle </text:span><text:span text:style-name="Strong_20_Emphasis"><text:span text:style-name="T2">Certification</text:span></text:span><text:span text:style-name="T3"> </text:span><text:span text:style-name="T1">dans la section </text:span><text:span text:style-name="Strong_20_Emphasis"><text:span text:style-name="T2">Réalisations</text:span></text:span><text:span text:style-name="T3"> </text:span><text:span text:style-name="T1">(ou "</text:span><text:span text:style-name="Strong_20_Emphasis"><text:span text:style-name="T2">Accomplishments</text:span></text:span><text:span text:style-name="T1">" si ton compte est en anglais). Pour cela, il te faudra cliquer auparavant sur "</text:span><text:span text:style-name="Strong_20_Emphasis"><text:span text:style-name="T2">Ajouter une section au profil</text:span></text:span><text:span text:style-name="T1">" ("</text:span><text:span text:style-name="Strong_20_Emphasis"><text:span text:style-name="T2">Add profile section</text:span></text:span><text:span text:style-name="T1">" en anglais) en haut à droite.</text:span><text:line-break/><text:span text:style-name="T1">3. Dans la popup, il te faut renseigner :</text:span><text:line-break/><text:span text:style-name="T1">- Nom de la certification (exemple : JavaScript ReactJS quiz Medium)</text:span><text:line-break/><text:span text:style-name="T1">- Autorité de la certification : SkillValue</text:span><text:line-break/><text:span text:style-name="T1">- Numéro de licence : il se trouve sur ton certificat</text:span><text:line-break/><text:span text:style-name="T1">- Tu peux cocher "Cette certification n'expire pas."</text:span><text:line-break/><text:span text:style-name="T1">- URL de la certification : elle est juste en dessous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0:42:38.062215810</meta:creation-date>
    <dc:date>2020-01-27T02:08:03.260519914</dc:date>
    <meta:editing-duration>PT1H14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06" meta:character-count="712" meta:non-whitespace-character-count="610"/>
  </office:meta>
</office:document-meta>
</file>